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71">
            <text:p>LuS-7671</text:p>
          </table:table-cell>
          <table:table-cell office:value-type="float" office:value="82.59361">
            <text:p>82.59361</text:p>
          </table:table-cell>
          <table:table-cell office:value-type="float" office:value="-20.19">
            <text:p>-20.19</text:p>
          </table:table-cell>
          <table:table-cell office:value-type="float" office:value="30250.0">
            <text:p>30250.0</text:p>
          </table:table-cell>
          <table:table-cell office:value-type="float" office:value="300.0">
            <text:p>300.0</text:p>
          </table:table-cell>
          <table:table-cell office:value-type="string" office:value="Hiatella/Mya ?">
            <text:p>Hiatella/My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719">
            <text:p>LuS-7719</text:p>
          </table:table-cell>
          <table:table-cell office:value-type="float" office:value="82.59028">
            <text:p>82.59028</text:p>
          </table:table-cell>
          <table:table-cell office:value-type="float" office:value="-19.88389">
            <text:p>-19.88389</text:p>
          </table:table-cell>
          <table:table-cell office:value-type="float" office:value="5110.0">
            <text:p>511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718">
            <text:p>LuS-7718</text:p>
          </table:table-cell>
          <table:table-cell office:value-type="float" office:value="82.59028">
            <text:p>82.59028</text:p>
          </table:table-cell>
          <table:table-cell office:value-type="float" office:value="-19.88389">
            <text:p>-19.88389</text:p>
          </table:table-cell>
          <table:table-cell office:value-type="float" office:value="5080.0">
            <text:p>5080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756">
            <text:p>K-756</text:p>
          </table:table-cell>
          <table:table-cell office:value-type="float" office:value="82.83333">
            <text:p>82.83333</text:p>
          </table:table-cell>
          <table:table-cell office:value-type="float" office:value="-24.0">
            <text:p>-24.0</text:p>
          </table:table-cell>
          <table:table-cell office:value-type="float" office:value="3850.0">
            <text:p>3850.0</text:p>
          </table:table-cell>
          <table:table-cell office:value-type="float" office:value="120.0">
            <text:p>12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FunderEtal2011,Tauber1964">
            <text:p>FunderEtal2011,Tauber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72">
            <text:p>LuS-7672</text:p>
          </table:table-cell>
          <table:table-cell office:value-type="float" office:value="82.5725">
            <text:p>82.5725</text:p>
          </table:table-cell>
          <table:table-cell office:value-type="float" office:value="-20.17083">
            <text:p>-20.17083</text:p>
          </table:table-cell>
          <table:table-cell office:value-type="float" office:value="8850.0">
            <text:p>8850.0</text:p>
          </table:table-cell>
          <table:table-cell office:value-type="float" office:value="60.0">
            <text:p>60.0</text:p>
          </table:table-cell>
          <table:table-cell office:value-type="string" office:value="Hiatella arctica ?">
            <text:p>Hiatella arctic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3.0">
            <text:p>53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57">
            <text:p>LuS-7657</text:p>
          </table:table-cell>
          <table:table-cell office:value-type="float" office:value="82.58111">
            <text:p>82.58111</text:p>
          </table:table-cell>
          <table:table-cell office:value-type="float" office:value="-20.0075">
            <text:p>-20.0075</text:p>
          </table:table-cell>
          <table:table-cell office:value-type="float" office:value="6720.0">
            <text:p>672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9">
            <text:p>LuS-7669</text:p>
          </table:table-cell>
          <table:table-cell office:value-type="float" office:value="82.57083">
            <text:p>82.57083</text:p>
          </table:table-cell>
          <table:table-cell office:value-type="float" office:value="-20.13528">
            <text:p>-20.13528</text:p>
          </table:table-cell>
          <table:table-cell office:value-type="float" office:value="8860.0">
            <text:p>8860.0</text:p>
          </table:table-cell>
          <table:table-cell office:value-type="float" office:value="70.0">
            <text:p>70.0</text:p>
          </table:table-cell>
          <table:table-cell office:value-type="string" office:value="Hiatella arctica ?">
            <text:p>Hiatella arctic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00000000000001">
            <text:p>9.600000000000001</text:p>
          </table:table-cell>
          <table:table-cell office:value-type="float" office:value="9.600000000000001">
            <text:p>9.6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W-1084">
            <text:p>W-1084</text:p>
          </table:table-cell>
          <table:table-cell office:value-type="float" office:value="83.133">
            <text:p>83.133</text:p>
          </table:table-cell>
          <table:table-cell office:value-type="float" office:value="-26.417">
            <text:p>-26.417</text:p>
          </table:table-cell>
          <table:table-cell office:value-type="float" office:value="6385.0">
            <text:p>6385.0</text:p>
          </table:table-cell>
          <table:table-cell office:value-type="float" office:value="302.0">
            <text:p>302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5.7">
            <text:p>15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W-1083">
            <text:p>W-1083</text:p>
          </table:table-cell>
          <table:table-cell office:value-type="float" office:value="82.833">
            <text:p>82.833</text:p>
          </table:table-cell>
          <table:table-cell office:value-type="float" office:value="-23.0">
            <text:p>-23.0</text:p>
          </table:table-cell>
          <table:table-cell office:value-type="float" office:value="7465.0">
            <text:p>7465.0</text:p>
          </table:table-cell>
          <table:table-cell office:value-type="float" office:value="302.0">
            <text:p>302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W-1076">
            <text:p>W-1076</text:p>
          </table:table-cell>
          <table:table-cell office:value-type="float" office:value="82.833">
            <text:p>82.833</text:p>
          </table:table-cell>
          <table:table-cell office:value-type="float" office:value="-23.0">
            <text:p>-23.0</text:p>
          </table:table-cell>
          <table:table-cell office:value-type="float" office:value="7285.0">
            <text:p>7285.0</text:p>
          </table:table-cell>
          <table:table-cell office:value-type="float" office:value="302.0">
            <text:p>30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W-1067">
            <text:p>W-1067</text:p>
          </table:table-cell>
          <table:table-cell office:value-type="float" office:value="82.8">
            <text:p>82.8</text:p>
          </table:table-cell>
          <table:table-cell office:value-type="float" office:value="-22.967">
            <text:p>-22.967</text:p>
          </table:table-cell>
          <table:table-cell office:value-type="float" office:value="6505.0">
            <text:p>6505.0</text:p>
          </table:table-cell>
          <table:table-cell office:value-type="float" office:value="1001.0">
            <text:p>1001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HAR-3559">
            <text:p>HAR-3559</text:p>
          </table:table-cell>
          <table:table-cell office:value-type="float" office:value="82.6">
            <text:p>82.6</text:p>
          </table:table-cell>
          <table:table-cell office:value-type="float" office:value="-20.233">
            <text:p>-20.233</text:p>
          </table:table-cell>
          <table:table-cell office:value-type="float" office:value="12050.0">
            <text:p>12050.0</text:p>
          </table:table-cell>
          <table:table-cell office:value-type="float" office:value="150.0">
            <text:p>150.0</text:p>
          </table:table-cell>
          <table:table-cell office:value-type="string" office:value="Hiatella arctica, Astarte borealis, Mya truncata">
            <text:p>Hiatella arctica, Astarte borealis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HAR-3560">
            <text:p>HAR-3560</text:p>
          </table:table-cell>
          <table:table-cell office:value-type="float" office:value="82.517">
            <text:p>82.517</text:p>
          </table:table-cell>
          <table:table-cell office:value-type="float" office:value="-20.033">
            <text:p>-20.033</text:p>
          </table:table-cell>
          <table:table-cell office:value-type="float" office:value="8980.0">
            <text:p>8980.0</text:p>
          </table:table-cell>
          <table:table-cell office:value-type="float" office:value="110.0">
            <text:p>11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1.2">
            <text:p>31.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HAR-3568">
            <text:p>HAR-3568</text:p>
          </table:table-cell>
          <table:table-cell office:value-type="float" office:value="82.017">
            <text:p>82.017</text:p>
          </table:table-cell>
          <table:table-cell office:value-type="float" office:value="-21.483">
            <text:p>-21.483</text:p>
          </table:table-cell>
          <table:table-cell office:value-type="float" office:value="8470.0">
            <text:p>847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70">
            <text:p>LuS-7670</text:p>
          </table:table-cell>
          <table:table-cell office:value-type="float" office:value="82.56806">
            <text:p>82.56806</text:p>
          </table:table-cell>
          <table:table-cell office:value-type="float" office:value="-20.19583">
            <text:p>-20.19583</text:p>
          </table:table-cell>
          <table:table-cell office:value-type="float" office:value="23950.0">
            <text:p>23950.0</text:p>
          </table:table-cell>
          <table:table-cell office:value-type="float" office:value="200.0">
            <text:p>200.0</text:p>
          </table:table-cell>
          <table:table-cell office:value-type="string" office:value="Hiatella/Mya ?">
            <text:p>Hiatella/My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AAR-10243">
            <text:p>AAR-10243</text:p>
          </table:table-cell>
          <table:table-cell office:value-type="float" office:value="82.41667">
            <text:p>82.41667</text:p>
          </table:table-cell>
          <table:table-cell office:value-type="float" office:value="-20.13333">
            <text:p>-20.13333</text:p>
          </table:table-cell>
          <table:table-cell office:value-type="float" office:value="38900.0">
            <text:p>38900.0</text:p>
          </table:table-cell>
          <table:table-cell office:value-type="float" office:value="1000.0">
            <text:p>10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1.0">
            <text:p>5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AAR-10244">
            <text:p>AAR-10244</text:p>
          </table:table-cell>
          <table:table-cell office:value-type="float" office:value="82.62402">
            <text:p>82.62402</text:p>
          </table:table-cell>
          <table:table-cell office:value-type="float" office:value="-20.44818">
            <text:p>-20.44818</text:p>
          </table:table-cell>
          <table:table-cell office:value-type="float" office:value="8595.0">
            <text:p>8595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AAR-10245">
            <text:p>AAR-10245</text:p>
          </table:table-cell>
          <table:table-cell office:value-type="float" office:value="82.62402">
            <text:p>82.62402</text:p>
          </table:table-cell>
          <table:table-cell office:value-type="float" office:value="-20.44818">
            <text:p>-20.44818</text:p>
          </table:table-cell>
          <table:table-cell office:value-type="float" office:value="28950.0">
            <text:p>28950.0</text:p>
          </table:table-cell>
          <table:table-cell office:value-type="float" office:value="300.0">
            <text:p>3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58">
            <text:p>LuS-7658</text:p>
          </table:table-cell>
          <table:table-cell office:value-type="float" office:value="82.5825">
            <text:p>82.5825</text:p>
          </table:table-cell>
          <table:table-cell office:value-type="float" office:value="-20.03">
            <text:p>-20.03</text:p>
          </table:table-cell>
          <table:table-cell office:value-type="float" office:value="8465.0">
            <text:p>8465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0">
            <text:p>LuS-7660</text:p>
          </table:table-cell>
          <table:table-cell office:value-type="float" office:value="82.59167">
            <text:p>82.59167</text:p>
          </table:table-cell>
          <table:table-cell office:value-type="float" office:value="-19.88972">
            <text:p>-19.88972</text:p>
          </table:table-cell>
          <table:table-cell office:value-type="float" office:value="5625.0">
            <text:p>5625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3408">
            <text:p>K-3408</text:p>
          </table:table-cell>
          <table:table-cell office:value-type="float" office:value="82.517">
            <text:p>82.517</text:p>
          </table:table-cell>
          <table:table-cell office:value-type="float" office:value="-19.833">
            <text:p>-19.833</text:p>
          </table:table-cell>
          <table:table-cell office:value-type="float" office:value="6538.0">
            <text:p>6538.0</text:p>
          </table:table-cell>
          <table:table-cell office:value-type="float" office:value="100.0">
            <text:p>10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59">
            <text:p>LuS-7659</text:p>
          </table:table-cell>
          <table:table-cell office:value-type="float" office:value="82.59028">
            <text:p>82.59028</text:p>
          </table:table-cell>
          <table:table-cell office:value-type="float" office:value="-19.88389">
            <text:p>-19.88389</text:p>
          </table:table-cell>
          <table:table-cell office:value-type="float" office:value="5535.0">
            <text:p>5535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4">
            <text:p>LuS-7664</text:p>
          </table:table-cell>
          <table:table-cell office:value-type="float" office:value="82.58833">
            <text:p>82.58833</text:p>
          </table:table-cell>
          <table:table-cell office:value-type="float" office:value="-20.05278">
            <text:p>-20.05278</text:p>
          </table:table-cell>
          <table:table-cell office:value-type="float" office:value="8560.0">
            <text:p>856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3409">
            <text:p>K-3409</text:p>
          </table:table-cell>
          <table:table-cell office:value-type="float" office:value="82.517">
            <text:p>82.517</text:p>
          </table:table-cell>
          <table:table-cell office:value-type="float" office:value="-19.767">
            <text:p>-19.767</text:p>
          </table:table-cell>
          <table:table-cell office:value-type="float" office:value="3583.0">
            <text:p>3583.0</text:p>
          </table:table-cell>
          <table:table-cell office:value-type="float" office:value="86.0">
            <text:p>86.0</text:p>
          </table:table-cell>
          <table:table-cell office:value-type="string" office:value="Hiatella arctica, Astarte borealis">
            <text:p>Hiatella arctica, 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8">
            <text:p>LuS-7668</text:p>
          </table:table-cell>
          <table:table-cell office:value-type="float" office:value="82.57056">
            <text:p>82.57056</text:p>
          </table:table-cell>
          <table:table-cell office:value-type="float" office:value="-20.12194">
            <text:p>-20.12194</text:p>
          </table:table-cell>
          <table:table-cell office:value-type="float" office:value="9120.0">
            <text:p>912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8.6">
            <text:p>8.6</text:p>
          </table:table-cell>
          <table:table-cell office:value-type="float" office:value="8.6">
            <text:p>8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7">
            <text:p>LuS-7667</text:p>
          </table:table-cell>
          <table:table-cell office:value-type="float" office:value="82.59417">
            <text:p>82.59417</text:p>
          </table:table-cell>
          <table:table-cell office:value-type="float" office:value="-19.795">
            <text:p>-19.795</text:p>
          </table:table-cell>
          <table:table-cell office:value-type="float" office:value="3430.0">
            <text:p>3430.0</text:p>
          </table:table-cell>
          <table:table-cell office:value-type="float" office:value="50.0">
            <text:p>50.0</text:p>
          </table:table-cell>
          <table:table-cell office:value-type="string" office:value="Hiatella arctica ?">
            <text:p>Hiatella arctic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6">
            <text:p>LuS-7666</text:p>
          </table:table-cell>
          <table:table-cell office:value-type="float" office:value="82.59306">
            <text:p>82.59306</text:p>
          </table:table-cell>
          <table:table-cell office:value-type="float" office:value="-19.80056">
            <text:p>-19.80056</text:p>
          </table:table-cell>
          <table:table-cell office:value-type="float" office:value="3740.0">
            <text:p>374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4">
            <text:p>K-4124</text:p>
          </table:table-cell>
          <table:table-cell office:value-type="float" office:value="82.21">
            <text:p>82.21</text:p>
          </table:table-cell>
          <table:table-cell office:value-type="float" office:value="-21.12">
            <text:p>-21.12</text:p>
          </table:table-cell>
          <table:table-cell office:value-type="float" office:value="5270.0">
            <text:p>5270.0</text:p>
          </table:table-cell>
          <table:table-cell office:value-type="float" office:value="91.0">
            <text:p>91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5">
            <text:p>LuS-7665</text:p>
          </table:table-cell>
          <table:table-cell office:value-type="float" office:value="82.58028">
            <text:p>82.58028</text:p>
          </table:table-cell>
          <table:table-cell office:value-type="float" office:value="-20.01194">
            <text:p>-20.01194</text:p>
          </table:table-cell>
          <table:table-cell office:value-type="float" office:value="8855.0">
            <text:p>885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5">
            <text:p>K-4125</text:p>
          </table:table-cell>
          <table:table-cell office:value-type="float" office:value="82.24">
            <text:p>82.24</text:p>
          </table:table-cell>
          <table:table-cell office:value-type="float" office:value="-21.1">
            <text:p>-21.1</text:p>
          </table:table-cell>
          <table:table-cell office:value-type="float" office:value="9295.0">
            <text:p>9295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2">
            <text:p>LuS-7662</text:p>
          </table:table-cell>
          <table:table-cell office:value-type="float" office:value="82.58028">
            <text:p>82.58028</text:p>
          </table:table-cell>
          <table:table-cell office:value-type="float" office:value="-20.00194">
            <text:p>-20.00194</text:p>
          </table:table-cell>
          <table:table-cell office:value-type="float" office:value="8030.0">
            <text:p>803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3">
            <text:p>LuS-7663</text:p>
          </table:table-cell>
          <table:table-cell office:value-type="float" office:value="82.5825">
            <text:p>82.5825</text:p>
          </table:table-cell>
          <table:table-cell office:value-type="float" office:value="-20.03">
            <text:p>-20.03</text:p>
          </table:table-cell>
          <table:table-cell office:value-type="float" office:value="8560.0">
            <text:p>856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6">
            <text:p>K-4126</text:p>
          </table:table-cell>
          <table:table-cell office:value-type="float" office:value="82.24">
            <text:p>82.24</text:p>
          </table:table-cell>
          <table:table-cell office:value-type="float" office:value="-21.11">
            <text:p>-21.11</text:p>
          </table:table-cell>
          <table:table-cell office:value-type="float" office:value="8668.0">
            <text:p>8668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8">
            <text:p>K-4128</text:p>
          </table:table-cell>
          <table:table-cell office:value-type="float" office:value="82.19">
            <text:p>82.19</text:p>
          </table:table-cell>
          <table:table-cell office:value-type="float" office:value="-21.38">
            <text:p>-21.38</text:p>
          </table:table-cell>
          <table:table-cell office:value-type="float" office:value="8316.0">
            <text:p>8316.0</text:p>
          </table:table-cell>
          <table:table-cell office:value-type="float" office:value="119.0">
            <text:p>119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9">
            <text:p>K-4129</text:p>
          </table:table-cell>
          <table:table-cell office:value-type="float" office:value="82.19">
            <text:p>82.19</text:p>
          </table:table-cell>
          <table:table-cell office:value-type="float" office:value="-21.36">
            <text:p>-21.36</text:p>
          </table:table-cell>
          <table:table-cell office:value-type="float" office:value="7600.0">
            <text:p>760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5.800000000000001">
            <text:p>5.800000000000001</text:p>
          </table:table-cell>
          <table:table-cell office:value-type="float" office:value="5.800000000000001">
            <text:p>5.800000000000001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1">
            <text:p>LuS-7661</text:p>
          </table:table-cell>
          <table:table-cell office:value-type="float" office:value="82.59056">
            <text:p>82.59056</text:p>
          </table:table-cell>
          <table:table-cell office:value-type="float" office:value="-19.92167">
            <text:p>-19.92167</text:p>
          </table:table-cell>
          <table:table-cell office:value-type="float" office:value="7005.0">
            <text:p>7005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